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Κατηγορία_20_συγκεντρωτικού_20_πίνακα" style:data-style-name="N0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Τιμή_20_συγκεντρωτικού_20_πίνακα" style:data-style-name="N0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table table:name="Άσκηση 1" table:style-name="ta1" table:print="false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 office:value-type="string" calcext:value-type="string">
            <text:p>Τα δεδομένα του παρακάτω πίνακα είναι οι τιμές ραδιενεργού ουσίας που βρέθηκε στον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οργανισμό 60 μικρών ζώων μετά την έκθεσή τους σε μια ραδιενεργό πηγή, η οποία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γενικώς θεωρείται επικίνδυνη: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α) Περιγράψτε τη φύση της παρακάτω σ.σ. και δώσετε μια κατάλληλη κατανομή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σε συχνότητες. Δώσετε το ιστόγραμμα των σχετικών συχνοτήτων.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β) Κατασκευάστε την εμπειρική σ.κ. του προς μελέτη χαρακτήρα και καθορίστε την κορυφή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M_0, την διάμεσο M_d και τα ποσοστιαία q_1, q_3 υπολογιστικά και γραφικά.</text:p>
          </table:table-cell>
          <table:table-cell table:style-name="Default"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γ) Υπολογίστε τα \bar{X},s,q. Τα \bar{X} και q είναι αντιπροσωπευτικά της κατανομής σας;</text:p>
          </table:table-cell>
          <table:table-cell table:style-name="ce3"/>
          <table: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Υπάρχει ομοιογένεια στο δείγμα;</text:p>
          </table:table-cell>
          <table:table-cell table:style-name="ce3"/>
          <table:table-cell table:style-name="ce4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δ) Εξετάστε την συμμετρία ή μη της κατανομής σας καθώς και την κύρτωση αυτής και</text:p>
          </table:table-cell>
          <table:table-cell table:style-name="ce3"/>
          <table: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συγκρίνετε την με εκείνη ενός κανονικού πληθυσμού όπου x_0=0.263.</text:p>
          </table:table-cell>
          <table:table-cell table:style-name="ce3"/>
          <table:table-cell table:style-name="ce4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/>
          <table:table-cell table:number-columns-repeated="3"/>
        </table:table-row>
        <table:table-row table:style-name="ro1">
          <table:table-cell table:style-name="ce2" office:value-type="string" calcext:value-type="string">
            <text:p>(Χρήση του ποσοστιαίου συντελεστή κύρτωσης)</text:p>
          </table:table-cell>
          <table:table-cell table:style-name="ce3"/>
          <table:table-cell table:style-name="ce4"/>
          <table:table-cell table:number-columns-repeated="3"/>
        </table:table-row>
      </table:table>
      <table:table table:name="Άσκηση 2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Δίνονται οι παρακάτω 70 μετρήσεις συγκέντρωσης όζοντος στην ατμόσφαιρα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3" calcext:value-type="float">
            <text:p>5.3</text:p>
          </table:table-cell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5" calcext:value-type="float">
            <text:p>3.5</text:p>
          </table:table-cell>
        </table:table-row>
        <table:table-row table:style-name="ro1"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1" calcext:value-type="float">
            <text:p>4.1</text:p>
          </table:table-cell>
        </table:table-row>
        <table:table-row table:style-name="ro1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6.7" calcext:value-type="float">
            <text:p>6.7</text:p>
          </table:table-cell>
        </table:table-row>
        <table:table-row table:style-name="ro1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9" calcext:value-type="float">
            <text:p>3.9</text:p>
          </table:table-cell>
        </table:table-row>
        <table:table-row table:style-name="ro1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1" calcext:value-type="float">
            <text:p>6.1</text:p>
          </table:table-cell>
        </table:table-row>
        <table:table-row table:style-name="ro1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1" calcext:value-type="float">
            <text:p>3.1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3" calcext:value-type="float">
            <text:p>3.3</text:p>
          </table:table-cell>
        </table:table-row>
        <table:table-row table:style-name="ro1"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2" table:style-name="ce1" office:value-type="float" office:value="6.6" calcext:value-type="float">
            <text:p>6.6</text:p>
          </table:table-cell>
          <table:table-cell table:style-name="ce1" office:value-type="float" office:value="3.4" calcext:value-type="float">
            <text:p>3.4</text:p>
          </table:table-cell>
        </table:table-row>
        <table:table-row table:style-name="ro1">
          <table:table-cell table:style-name="ce1" office:value-type="float" office:value="11.7" calcext:value-type="float">
            <text:p>11.7</text:p>
          </table:table-cell>
          <table:table-cell table:number-columns-repeated="2" table:style-name="ce1" office:value-type="float" office:value="5.8" calcext:value-type="float">
            <text:p>5.8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3.7" calcext:value-type="float">
            <text:p>3.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α) Περιγράψτε τη φύση της παραπάνω στατιστικής σειράς και δώσετε μια κατάλληλη κατανομή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σε συχνότητες. Υπολογίστε τη συνάρτηση κατανομής του προς μελέτη χαρακτήρα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β) Υπολογίστε την σ.κ. (εμπειρική) του προς μελέτη χαρακτήρα καθώς και τα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_0, M_d, q_1, q_3 και προσδιορίστε τα γραφικά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γ) Υπολογίστε τα \bar{X}, s, q, cv και εξετάστε την ομοιογένεια του δείγματος, την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συμμετρία ή μη καθώς και την κύρτωση (ποσοστιαία) της κατανομής σας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δ) Κατασκευάστε ένα θηκόγραμμα για τα παραπάνω δεδομένα και αναζητήστε τυχόν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παράτυπα σημεία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ε) Μέσω της κατανομής συχνοτήτων υπολογίστε τα \bar{X}, s, M_d, M_0, q και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συγκρίνετε τις τιμές τους με εκείνες που με άμεσο τρόπο υπολογίσατε στα β), γ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Τι παρατηρείτε; Υπάρχει ανάγκη κάποιας διόρθωσης;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ζ) Χρησιμοποιώντας ένα X^2-test είναι δυνατό να προσαρμόσουμε στα δεδομένα τον νόμο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(\bar{X},s^2) με ε.σ. α=0.05;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Κατηγορία_20_συγκεντρωτικού_20_πίνακα" style:display-name="Κατηγορία συγκεντρωτικού πίνακα" style:family="table-cell" style:parent-style-name="Default">
      <style:table-cell-properties style:text-align-source="fix" style:repeat-content="false"/>
      <style:paragraph-properties fo:text-align="start"/>
    </style:style>
    <style:style style:name="Τιμή_20_συγκεντρωτικού_20_πίνακα" style:display-name="Τιμή συγκεντρωτικού πίνακα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01:30:18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3S</meta:editing-duration>
    <meta:editing-cycles>3</meta:editing-cycles>
    <meta:generator>LibreOffice/5.4.1.2$Windows_x86 LibreOffice_project/ea7cb86e6eeb2bf3a5af73a8f7777ac570321527</meta:generator>
    <dc:date>2017-11-16T01:31:28.852000000</dc:date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